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rriweather" svg:font-family="Merriweather"/>
    <style:font-face style:name="Merriweather Sans" svg:font-family="'Merriweather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f7c9" officeooo:paragraph-rsid="0011f7c9"/>
    </style:style>
    <style:style style:name="P2" style:family="paragraph" style:parent-style-name="Standard" style:list-style-name="L1">
      <style:text-properties officeooo:rsid="0011f7c9" officeooo:paragraph-rsid="0011f7c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Word Counter Updates:</text:p>
      <text:list xml:id="list100620758" text:style-name="L1">
        <text:list-item>
          <text:p text:style-name="P2">Ability to use on larger files</text:p>
        </text:list-item>
        <text:list-item>
          <text:p text:style-name="P2">Input into database</text:p>
        </text:list-item>
        <text:list-item>
          <text:p text:style-name="P2">Startup screen showing historical documents</text:p>
        </text:list-item>
        <text:list-item>
          <text:p text:style-name="P2">Ability to input an entire folder</text:p>
        </text:list-item>
        <text:list-item>
          <text:p text:style-name="P2">Better normal metrics</text:p>
        </text:list-item>
        <text:list-item>
          <text:p text:style-name="P2">Input top 1000 words used in English</text:p>
        </text:list-item>
        <text:list-item>
          <text:p text:style-name="P2">Create metrics for overall wor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rriweather" svg:font-family="Merriweather"/>
    <style:font-face style:name="Merriweather Sans" svg:font-family="'Merriweather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Neumeyer</meta:initial-creator>
    <meta:creation-date>2022-08-03T23:06:42.661295452</meta:creation-date>
    <dc:date>2022-08-03T23:08:56.264563617</dc:date>
    <dc:creator>Nicholas Neumeyer</dc:creator>
    <meta:editing-duration>PT2M13S</meta:editing-duration>
    <meta:editing-cycles>1</meta:editing-cycles>
    <meta:document-statistic meta:table-count="0" meta:image-count="0" meta:object-count="0" meta:page-count="1" meta:paragraph-count="8" meta:word-count="46" meta:character-count="247" meta:non-whitespace-character-count="216"/>
    <meta:generator>LibreOffice/7.3.5.2$Linux_X86_64 LibreOffice_project/30$Build-2</meta:generator>
  </office:meta>
</office:document-meta>
</file>